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Author_20_Bio">
      <style:text-properties fo:font-style="italic" officeooo:rsid="0529d121" officeooo:paragraph-rsid="0529d121" style:font-style-asian="italic" style:font-style-complex="italic"/>
    </style:style>
    <style:style style:name="P9" style:family="paragraph" style:parent-style-name="Author_20_Bio">
      <style:text-properties officeooo:rsid="04e8565d" officeooo:paragraph-rsid="04e8565d"/>
    </style:style>
    <style:style style:name="P10" style:family="paragraph" style:parent-style-name="Author_20_Bio">
      <style:text-properties officeooo:rsid="04e8565d" officeooo:paragraph-rsid="0529d121"/>
    </style:style>
    <style:style style:name="P11" style:family="paragraph" style:parent-style-name="Author_20_Bio">
      <style:text-properties officeooo:rsid="04e8565d" officeooo:paragraph-rsid="053242b1"/>
    </style:style>
    <style:style style:name="P12" style:family="paragraph" style:parent-style-name="Author_20_Bio">
      <style:text-properties officeooo:rsid="04e8565d" officeooo:paragraph-rsid="05339b8a"/>
    </style:style>
    <style:style style:name="P13" style:family="paragraph" style:parent-style-name="Author_20_Bio">
      <style:text-properties officeooo:paragraph-rsid="0529d121"/>
    </style:style>
    <style:style style:name="P14" style:family="paragraph" style:parent-style-name="Author_20_Bio">
      <style:text-properties officeooo:paragraph-rsid="052b7802"/>
    </style:style>
    <style:style style:name="P15" style:family="paragraph" style:parent-style-name="Author_20_Bio">
      <style:text-properties officeooo:paragraph-rsid="05118ffa"/>
    </style:style>
    <style:style style:name="P16" style:family="paragraph" style:parent-style-name="Author_20_Bio">
      <style:text-properties officeooo:paragraph-rsid="052d017d"/>
    </style:style>
    <style:style style:name="P17" style:family="paragraph" style:parent-style-name="Front_20_Heading_20_1">
      <style:text-properties officeooo:paragraph-rsid="02132a17"/>
    </style:style>
    <style:style style:name="P18" style:family="paragraph" style:parent-style-name="Byline">
      <style:text-properties officeooo:paragraph-rsid="0529d121"/>
    </style:style>
    <style:style style:name="P19" style:family="paragraph" style:parent-style-name="Byline">
      <style:text-properties officeooo:rsid="052b7802" officeooo:paragraph-rsid="052b7802"/>
    </style:style>
    <style:style style:name="P20" style:family="paragraph" style:parent-style-name="Byline">
      <style:text-properties officeooo:rsid="0106c2a8" officeooo:paragraph-rsid="052b7802"/>
    </style:style>
    <style:style style:name="P21" style:family="paragraph" style:parent-style-name="Byline">
      <style:text-properties officeooo:rsid="052d017d" officeooo:paragraph-rsid="052d017d"/>
    </style:style>
    <style:style style:name="P22" style:family="paragraph" style:parent-style-name="Byline">
      <style:text-properties officeooo:paragraph-rsid="053242b1"/>
    </style:style>
    <style:style style:name="P23" style:family="paragraph" style:parent-style-name="Byline">
      <style:text-properties officeooo:paragraph-rsid="05339b8a"/>
    </style:style>
    <style:style style:name="P24" style:family="paragraph" style:parent-style-name="First_20_Paragraph">
      <style:text-properties officeooo:rsid="0382a284" officeooo:paragraph-rsid="04e8565d"/>
    </style:style>
    <style:style style:name="P25" style:family="paragraph" style:parent-style-name="First_20_Paragraph">
      <style:text-properties officeooo:rsid="0382a284" officeooo:paragraph-rsid="0529d121"/>
    </style:style>
    <style:style style:name="P26" style:family="paragraph" style:parent-style-name="First_20_Paragraph">
      <style:text-properties officeooo:rsid="0382a284" officeooo:paragraph-rsid="053242b1"/>
    </style:style>
    <style:style style:name="P27" style:family="paragraph" style:parent-style-name="First_20_Paragraph">
      <style:text-properties officeooo:rsid="0382a284" officeooo:paragraph-rsid="05339b8a"/>
    </style:style>
    <style:style style:name="P28" style:family="paragraph" style:parent-style-name="First_20_Paragraph">
      <style:text-properties officeooo:rsid="0399cdc9" officeooo:paragraph-rsid="0399cdc9"/>
    </style:style>
    <style:style style:name="P29" style:family="paragraph" style:parent-style-name="First_20_Paragraph">
      <style:text-properties officeooo:rsid="0399cdc9" officeooo:paragraph-rsid="052b7802"/>
    </style:style>
    <style:style style:name="P30" style:family="paragraph" style:parent-style-name="First_20_Paragraph">
      <style:text-properties officeooo:rsid="0399cdc9" officeooo:paragraph-rsid="052d017d"/>
    </style:style>
    <style:style style:name="P31" style:family="paragraph" style:parent-style-name="First_20_Paragraph">
      <style:text-properties officeooo:paragraph-rsid="052d017d"/>
    </style:style>
    <style:style style:name="P32" style:family="paragraph" style:parent-style-name="Front_20_Subtitle">
      <style:text-properties officeooo:rsid="0529d121" officeooo:paragraph-rsid="0529d121"/>
    </style:style>
    <style:style style:name="P33" style:family="paragraph" style:parent-style-name="Front_20_Subtitle">
      <style:text-properties officeooo:rsid="05033a82" officeooo:paragraph-rsid="05033a82"/>
    </style:style>
    <style:style style:name="P34" style:family="paragraph" style:parent-style-name="Front_20_Subtitle">
      <style:text-properties officeooo:rsid="05118ffa" officeooo:paragraph-rsid="05118ffa"/>
    </style:style>
    <style:style style:name="P35" style:family="paragraph" style:parent-style-name="Text_20_body">
      <style:paragraph-properties fo:text-align="start" style:justify-single-word="false" style:writing-mode="page"/>
    </style:style>
    <style:style style:name="P36" style:family="paragraph" style:parent-style-name="Text_20_body">
      <style:paragraph-properties fo:text-align="start" style:justify-single-word="false" style:writing-mode="page"/>
      <style:text-properties officeooo:rsid="0529d121" officeooo:paragraph-rsid="0529d121"/>
    </style:style>
    <style:style style:name="P37" style:family="paragraph" style:parent-style-name="Standard">
      <style:paragraph-properties fo:line-height="145%" fo:text-align="center" style:justify-single-word="false" style:writing-mode="page"/>
      <style:text-properties officeooo:rsid="0529d121" officeooo:paragraph-rsid="0529d121"/>
    </style:style>
    <style:style style:name="P38" style:family="paragraph" style:parent-style-name="Text_20_body">
      <style:text-properties officeooo:rsid="0399cdc9" officeooo:paragraph-rsid="0399cdc9"/>
    </style:style>
    <style:style style:name="P39" style:family="paragraph" style:parent-style-name="Text_20_body">
      <style:text-properties officeooo:rsid="0399cdc9" officeooo:paragraph-rsid="052d017d"/>
    </style:style>
    <style:style style:name="P40" style:family="paragraph" style:parent-style-name="Text_20_body">
      <style:text-properties officeooo:paragraph-rsid="0529d121"/>
    </style:style>
    <style:style style:name="P41" style:family="paragraph" style:parent-style-name="Text_20_body">
      <style:text-properties officeooo:rsid="045d76c4" officeooo:paragraph-rsid="04e8565d"/>
    </style:style>
    <style:style style:name="P42" style:family="paragraph" style:parent-style-name="Text_20_body">
      <style:text-properties officeooo:rsid="045d76c4" officeooo:paragraph-rsid="0529d121"/>
    </style:style>
    <style:style style:name="P43" style:family="paragraph" style:parent-style-name="Text_20_body">
      <style:text-properties officeooo:rsid="045d76c4" officeooo:paragraph-rsid="053242b1"/>
    </style:style>
    <style:style style:name="P44" style:family="paragraph" style:parent-style-name="Text_20_body">
      <style:text-properties officeooo:rsid="045d76c4" officeooo:paragraph-rsid="05339b8a"/>
    </style:style>
    <style:style style:name="P45" style:family="paragraph" style:parent-style-name="Text_20_body">
      <style:text-properties officeooo:rsid="02085db8" officeooo:paragraph-rsid="0467166a"/>
    </style:style>
    <style:style style:name="P46" style:family="paragraph" style:parent-style-name="Text_20_body">
      <style:text-properties officeooo:rsid="0051d45a" officeooo:paragraph-rsid="0051d45a"/>
    </style:style>
    <style:style style:name="P47" style:family="paragraph" style:parent-style-name="Text_20_body">
      <style:text-properties officeooo:rsid="05118ffa" officeooo:paragraph-rsid="05118ffa"/>
    </style:style>
    <style:style style:name="P48" style:family="paragraph" style:parent-style-name="Text_20_body">
      <style:text-properties officeooo:paragraph-rsid="05118ffa"/>
    </style:style>
    <style:style style:name="P49" style:family="paragraph" style:parent-style-name="Text_20_body">
      <style:text-properties officeooo:paragraph-rsid="00e1f6ce"/>
    </style:style>
    <style:style style:name="P50" style:family="paragraph" style:parent-style-name="Text_20_body">
      <style:text-properties officeooo:rsid="009f7541" officeooo:paragraph-rsid="00df33ae"/>
    </style:style>
    <style:style style:name="P51" style:family="paragraph" style:parent-style-name="Text_20_body">
      <style:text-properties officeooo:rsid="0078ca9c" officeooo:paragraph-rsid="00df33ae"/>
    </style:style>
    <style:style style:name="P52" style:family="paragraph" style:parent-style-name="Text_20_body">
      <style:text-properties officeooo:paragraph-rsid="00e3ae92"/>
    </style:style>
    <style:style style:name="P53" style:family="paragraph" style:parent-style-name="Text_20_body">
      <style:text-properties officeooo:paragraph-rsid="052b7802"/>
    </style:style>
    <style:style style:name="P54"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55" style:family="paragraph" style:parent-style-name="Text_20_body">
      <style:text-properties fo:font-style="normal" officeooo:rsid="00c394a1" officeooo:paragraph-rsid="052d017d" style:font-style-asian="normal" style:font-style-complex="normal"/>
    </style:style>
    <style:style style:name="P56" style:family="paragraph" style:parent-style-name="Text_20_body">
      <style:text-properties officeooo:paragraph-rsid="052d017d"/>
    </style:style>
    <style:style style:name="P57" style:family="paragraph" style:parent-style-name="Text_20_body">
      <style:text-properties officeooo:rsid="00e28700" officeooo:paragraph-rsid="053242b1"/>
    </style:style>
    <style:style style:name="P58" style:family="paragraph" style:parent-style-name="Text_20_body">
      <style:text-properties officeooo:paragraph-rsid="053242b1"/>
    </style:style>
    <style:style style:name="P59" style:family="paragraph" style:parent-style-name="Text_20_body">
      <style:text-properties officeooo:paragraph-rsid="05339b8a"/>
    </style:style>
    <style:style style:name="P60" style:family="paragraph" style:parent-style-name="Text_20_body">
      <style:text-properties officeooo:rsid="0100c7c4" officeooo:paragraph-rsid="05339b8a"/>
    </style:style>
    <style:style style:name="P61" style:family="paragraph" style:parent-style-name="Standard">
      <style:paragraph-properties fo:text-align="center" style:justify-single-word="false"/>
    </style:style>
    <style:style style:name="P62" style:family="paragraph" style:parent-style-name="Quotations">
      <style:paragraph-properties fo:text-align="start" style:justify-single-word="false"/>
      <style:text-properties officeooo:paragraph-rsid="053242b1"/>
    </style:style>
    <style:style style:name="P63"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64" style:family="paragraph" style:parent-style-name="Text_20_body" style:master-page-name="Section_20_Page">
      <style:paragraph-properties style:page-number="auto"/>
    </style:style>
    <style:style style:name="P65" style:family="paragraph" style:parent-style-name="Text_20_body" style:master-page-name="Section_20_Page">
      <style:paragraph-properties style:page-number="auto"/>
      <style:text-properties officeooo:paragraph-rsid="04cb416c"/>
    </style:style>
    <style:style style:name="P66"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text-properties officeooo:paragraph-rsid="05339b8a"/>
    </style:style>
    <style:style style:name="P71" style:family="paragraph" style:parent-style-name="Heading_20_1" style:master-page-name="Section_20_Page">
      <style:paragraph-properties style:page-number="auto"/>
    </style:style>
    <style:style style:name="P72" style:family="paragraph" style:parent-style-name="Heading_20_1" style:master-page-name="Section_20_Page">
      <style:paragraph-properties style:page-number="auto"/>
      <style:text-properties officeooo:rsid="04cb416c" officeooo:paragraph-rsid="04cb416c"/>
    </style:style>
    <style:style style:name="P73" style:family="paragraph" style:parent-style-name="Heading_20_1" style:master-page-name="Section_20_Page">
      <style:paragraph-properties style:page-number="auto"/>
      <style:text-properties officeooo:rsid="0529d121" officeooo:paragraph-rsid="0529d121"/>
    </style:style>
    <style:style style:name="P74" style:family="paragraph" style:parent-style-name="Heading_20_2" style:master-page-name="Section_20_Page">
      <style:paragraph-properties style:page-number="auto"/>
    </style:style>
    <style:style style:name="P75" style:family="paragraph" style:parent-style-name="Heading_20_2" style:list-style-name="" style:master-page-name="Section_20_Page">
      <style:paragraph-properties fo:line-height="85%" style:page-number="auto"/>
      <style:text-properties officeooo:rsid="00e9e347" officeooo:paragraph-rsid="00e9e347"/>
    </style:style>
    <style:style style:name="P76" style:family="paragraph" style:parent-style-name="Heading_20_2" style:master-page-name="Section_20_Page">
      <style:paragraph-properties style:page-number="auto"/>
      <style:text-properties officeooo:rsid="00e9e347" officeooo:paragraph-rsid="00e9e347"/>
    </style:style>
    <style:style style:name="P77" style:family="paragraph" style:parent-style-name="Heading_20_2" style:master-page-name="Start_20_Page">
      <style:paragraph-properties style:page-number="auto"/>
      <style:text-properties officeooo:rsid="00e9e347" officeooo:paragraph-rsid="052d017d"/>
    </style:style>
    <style:style style:name="P78" style:family="paragraph" style:parent-style-name="Heading_20_2" style:master-page-name="Start_20_Page">
      <style:paragraph-properties style:page-number="auto"/>
      <style:text-properties officeooo:rsid="00e9e347" officeooo:paragraph-rsid="052b7802"/>
    </style:style>
    <style:style style:name="P79" style:family="paragraph" style:parent-style-name="Heading_20_2" style:master-page-name="Start_20_Page">
      <style:paragraph-properties style:page-number="auto"/>
      <style:text-properties officeooo:rsid="0529d121" officeooo:paragraph-rsid="0529d121"/>
    </style:style>
    <style:style style:name="P80" style:family="paragraph" style:parent-style-name="Heading_20_2" style:master-page-name="Start_20_Page">
      <style:paragraph-properties style:page-number="auto"/>
      <style:text-properties officeooo:rsid="0529d121" officeooo:paragraph-rsid="053242b1"/>
    </style:style>
    <style:style style:name="P81" style:family="paragraph" style:parent-style-name="Heading_20_2" style:master-page-name="Start_20_Page">
      <style:paragraph-properties style:page-number="auto"/>
      <style:text-properties officeooo:rsid="0100c7c4" officeooo:paragraph-rsid="05339b8a"/>
    </style:style>
    <style:style style:name="P82" style:family="paragraph" style:parent-style-name="Heading_20_2" style:master-page-name="Back_20_Page">
      <style:paragraph-properties style:page-number="auto"/>
      <style:text-properties officeooo:rsid="00c2630e" officeooo:paragraph-rsid="00df33ae"/>
    </style:style>
    <style:style style:name="P83" style:family="paragraph" style:parent-style-name="Heading_20_2" style:master-page-name="Back_20_Page">
      <style:paragraph-properties style:page-number="auto"/>
      <style:text-properties officeooo:paragraph-rsid="00df33ae"/>
    </style:style>
    <style:style style:name="P84" style:family="paragraph" style:parent-style-name="Heading_20_3">
      <style:text-properties officeooo:paragraph-rsid="052b7802"/>
    </style:style>
    <style:style style:name="P85" style:family="paragraph" style:parent-style-name="Heading_20_3">
      <style:text-properties officeooo:paragraph-rsid="0529d121"/>
    </style:style>
    <style:style style:name="P86" style:family="paragraph" style:parent-style-name="Heading_20_3">
      <style:text-properties officeooo:paragraph-rsid="05339b8a"/>
    </style:style>
    <style:style style:name="P87" style:family="paragraph" style:parent-style-name="Heading_20_3">
      <style:text-properties officeooo:paragraph-rsid="053242b1"/>
    </style:style>
    <style:style style:name="P88" style:family="paragraph" style:parent-style-name="Heading_20_3">
      <style:text-properties officeooo:rsid="05118ffa" officeooo:paragraph-rsid="05118ffa"/>
    </style:style>
    <style:style style:name="P89" style:family="paragraph" style:parent-style-name="Heading_20_3">
      <style:text-properties fo:font-style="normal" officeooo:rsid="00c333d9" officeooo:paragraph-rsid="05118ffa" style:font-style-asian="normal" style:font-style-complex="normal"/>
    </style:style>
    <style:style style:name="P90" style:family="paragraph" style:parent-style-name="Heading_20_3">
      <style:text-properties officeooo:paragraph-rsid="00df33ae"/>
    </style:style>
    <style:style style:name="P91" style:family="paragraph" style:parent-style-name="Heading_20_3">
      <style:text-properties officeooo:rsid="00943c5f" officeooo:paragraph-rsid="00df33ae"/>
    </style:style>
    <style:style style:name="P92" style:family="paragraph" style:parent-style-name="Heading_20_3">
      <style:text-properties officeooo:rsid="00e01f40" officeooo:paragraph-rsid="00e01f40"/>
    </style:style>
    <style:style style:name="P93" style:family="paragraph" style:parent-style-name="Heading_20_3" style:master-page-name="Start_20_Page">
      <style:paragraph-properties style:page-number="auto"/>
    </style:style>
    <style:style style:name="P94" style:family="paragraph" style:parent-style-name="Contents_20_2">
      <style:paragraph-properties>
        <style:tab-stops>
          <style:tab-stop style:position="3.9335in" style:type="right"/>
        </style:tab-stops>
      </style:paragraph-properties>
    </style:style>
    <style:style style:name="P95" style:family="paragraph" style:parent-style-name="Contents_20_1">
      <style:paragraph-properties>
        <style:tab-stops>
          <style:tab-stop style:position="0in"/>
          <style:tab-stop style:position="4.1299in" style:type="right"/>
        </style:tab-stops>
      </style:paragraph-properties>
    </style:style>
    <style:style style:name="P96" style:family="paragraph" style:parent-style-name="Contents_20_3">
      <style:paragraph-properties>
        <style:tab-stops>
          <style:tab-stop style:position="0in"/>
          <style:tab-stop style:position="3.7366in" style:type="right"/>
        </style:tab-stops>
      </style:paragraph-properties>
    </style:style>
    <style:style style:name="P97" style:family="paragraph" style:parent-style-name="Front_20_Heading_20_1" style:master-page-name="Section_20_Page">
      <style:paragraph-properties style:page-number="auto"/>
    </style:style>
    <style:style style:name="P98" style:family="paragraph" style:parent-style-name="Front_20_Heading_20_1" style:master-page-name="Section_20_Page">
      <style:paragraph-properties style:page-number="auto"/>
      <style:text-properties officeooo:rsid="0529d121" officeooo:paragraph-rsid="0529d121"/>
    </style:style>
    <style:style style:name="P99" style:family="paragraph" style:parent-style-name="Front_20_Heading_20_1" style:master-page-name="Section_20_Page">
      <style:paragraph-properties style:page-number="auto"/>
      <style:text-properties officeooo:rsid="05118ffa" officeooo:paragraph-rsid="05118ffa"/>
    </style:style>
    <style:style style:name="P100" style:family="paragraph" style:parent-style-name="Front_20_Heading_20_1" style:master-page-name="Contents_20_Page">
      <style:paragraph-properties style:page-number="auto"/>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e28700"/>
    </style:style>
    <style:style style:name="T16" style:family="text">
      <style:text-properties officeooo:rsid="010d35f4"/>
    </style:style>
    <style:style style:name="T17" style:family="text">
      <style:text-properties officeooo:rsid="00865ba9"/>
    </style:style>
    <style:style style:name="T18" style:family="text">
      <style:text-properties officeooo:rsid="04c7c8d1"/>
    </style:style>
    <style:style style:name="T19" style:family="text">
      <style:text-properties officeooo:rsid="050d50f5"/>
    </style:style>
    <style:style style:name="T20" style:family="text">
      <style:text-properties officeooo:rsid="05118ffa"/>
    </style:style>
    <style:style style:name="T21" style:family="text">
      <style:text-properties officeooo:rsid="0529d121"/>
    </style:style>
    <style:style style:name="T22" style:family="text">
      <style:text-properties officeooo:rsid="052b7802"/>
    </style:style>
    <style:style style:name="T23" style:family="text">
      <style:text-properties style:text-position="super 58%"/>
    </style:style>
    <style:style style:name="T24" style:family="text">
      <style:text-properties officeooo:rsid="052d017d"/>
    </style:style>
    <style:style style:name="T25" style:family="text">
      <style:text-properties officeooo:rsid="00e95a75"/>
    </style:style>
    <style:style style:name="T26" style:family="text">
      <style:text-properties officeooo:rsid="00e1090a"/>
    </style:style>
    <style:style style:name="T27" style:family="text">
      <style:text-properties officeooo:rsid="00fc23d7"/>
    </style:style>
    <style:style style:name="T28" style:family="text">
      <style:text-properties officeooo:rsid="0103d9cb"/>
    </style:style>
    <style:style style:name="T29" style:family="text">
      <style:text-properties officeooo:rsid="00ff312b"/>
    </style:style>
    <style:style style:name="T30" style:family="text">
      <style:text-properties officeooo:rsid="052f773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he Open Organization<text:line-break/>Leaders Manual</text:p>
      <text:h text:style-name="P74" text:outline-level="2"/>
      <text:p text:style-name="P98"><text:bookmark-start text:name="__RefHeading___Toc1787_1213309432"/>The Open Organization<text:line-break/>Leaders Manual<text:bookmark-end text:name="__RefHeading___Toc1787_1213309432"/></text:p>
      <text:p text:style-name="P32">Instructions for building the workplace of the future</text:p>
      <text:p text:style-name="P33"/>
      <text:p text:style-name="P37">Second Edition</text:p>
      <text:p text:style-name="P97"/>
      <text:p text:style-name="P100"><text:bookmark-start text:name="__RefHeading___Toc1312_518888843"/>Copyright<text:bookmark-end text:name="__RefHeading___Toc1312_518888843"/></text:p>
      <text:p text:style-name="P35">Copyright © 201<text:span text:style-name="T18">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36">INDIVIDUAL COPYRIGHT DECLARATIONS GO HERE</text:p>
      <text:p text:style-name="P63"/>
      <text:p text:style-name="P97"><text:bookmark-start text:name="__RefHeading___Toc2046_1315693447"/>Colophon<text:bookmark-end text:name="__RefHeading___Toc2046_1315693447"/></text:p>
      <text:p text:style-name="P45">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19">Jenna Slawson</text:span>.</text:p>
      <text:p text:style-name="P17"><text:bookmark-start text:name="__RefHeading___Toc1976_1055601491"/>Version <text:span text:style-name="T21">2.0</text:span><text:bookmark-end text:name="__RefHeading___Toc1976_1055601491"/></text:p>
      <text:p text:style-name="P61"><text:span text:style-name="T21">December</text:span> 201<text:span text:style-name="T18">8</text:span></text:p>
      <text:p text:style-name="P99">Additional reading</text:p>
      <text:p text:style-name="P34">From Jim Whitehurst</text:p>
      <text:p text:style-name="Author_20_Bio">The Open Organization: Igniting Passion and Performance<text:span text:style-name="T2"> </text:span><text:span text:style-name="T10">(Harvard Business Review Press)</text:span></text:p>
      <text:p text:style-name="P8">Organize for Innovation: Rethinking How We Work<text:span text:style-name="T2"> (Opensource.com)</text:span></text:p>
      <text:p text:style-name="Front_20_Subtitle">From <text:span text:style-name="T20">the open organization community</text:span></text:p>
      <text:p text:style-name="Author_20_Bio">The Open Organization Field Guide: Practical Tips for Igniting Passion and Performance <text:span text:style-name="T2">(Opensource.com)</text:span></text:p>
      <text:p text:style-name="P15">The Open Organization Leaders Manual: Instructions for Building the Workplace of the Future <text:span text:style-name="T2">(Opensource.com)</text:span></text:p>
      <text:p text:style-name="P15">The Open Organization Guide to IT Culture Change: Open Principles and Practices for a More Innovative IT Department <text:span text:style-name="T2">(Opensource.com)</text:span></text:p>
      <text:p text:style-name="P15">The Open Organization <text:span text:style-name="T18">Workbook</text:span>: <text:span text:style-name="T18">How to build a culture of innovation in your organization </text:span><text:span text:style-name="T11">(Opensource.com)</text:span></text:p>
      <text:p text:style-name="Author_20_Bio"/>
      <text:p text:style-name="P100"><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94"><text:a xlink:type="simple" xlink:href="#__RefHeading___Toc8024_4083520739" text:style-name="Index_20_Link" text:visited-style-name="Index_20_Link">Preface to the second edition<text:tab/>12</text:a></text:p>
          <text:p text:style-name="P96"><text:a xlink:type="simple" xlink:href="#__RefHeading___Toc394_21209807165" text:style-name="Index_20_Link" text:visited-style-name="Index_20_Link">Bryan Behrenshausen<text:tab/><text:tab/></text:a></text:p>
          <text:p text:style-name="P94"><text:a xlink:type="simple" xlink:href="#__RefHeading___Toc8026_4083520739" text:style-name="Index_20_Link" text:visited-style-name="Index_20_Link">Preface to the first edition<text:tab/>14</text:a></text:p>
          <text:p text:style-name="P96"><text:a xlink:type="simple" xlink:href="#__RefHeading___Toc394_21209807163" text:style-name="Index_20_Link" text:visited-style-name="Index_20_Link">Bryan Behrenshausen<text:tab/><text:tab/></text:a></text:p>
          <text:p text:style-name="P94"><text:a xlink:type="simple" xlink:href="#__RefHeading___Toc164_2120980716" text:style-name="Index_20_Link" text:visited-style-name="Index_20_Link">Introduction to the second edition<text:tab/>16</text:a></text:p>
          <text:p text:style-name="P96"><text:a xlink:type="simple" xlink:href="#__RefHeading___Toc394_2120980716" text:style-name="Index_20_Link" text:visited-style-name="Index_20_Link">Jen Kelchner<text:tab/><text:tab/></text:a></text:p>
          <text:p text:style-name="P94"><text:a xlink:type="simple" xlink:href="#__RefHeading___Toc8028_4083520739" text:style-name="Index_20_Link" text:visited-style-name="Index_20_Link">Introduction to the first edition<text:tab/>18</text:a></text:p>
          <text:p text:style-name="P96"><text:a xlink:type="simple" xlink:href="#__RefHeading___Toc394_21209807161" text:style-name="Index_20_Link" text:visited-style-name="Index_20_Link">Dr. Philip A. Foster<text:tab/><text:tab/></text:a></text:p>
          <text:p text:style-name="P95"><text:a xlink:type="simple" xlink:href="#__RefHeading___Toc2114_518888843" text:style-name="Index_20_Link" text:visited-style-name="Index_20_Link">Part 1 Planning &amp; Goal Setting<text:tab/><text:tab/></text:a></text:p>
          <text:p text:style-name="P94"><text:a xlink:type="simple" xlink:href="#__RefHeading___Toc1454_1500227796" text:style-name="Index_20_Link" text:visited-style-name="Index_20_Link">Chapter title<text:tab/>26</text:a></text:p>
          <text:p text:style-name="P96"><text:a xlink:type="simple" xlink:href="#__RefHeading___Toc8128_4083520739" text:style-name="Index_20_Link" text:visited-style-name="Index_20_Link">Author McLastName<text:tab/><text:tab/></text:a></text:p>
          <text:p text:style-name="P94"><text:a xlink:type="simple" xlink:href="#__RefHeading___Toc5635_4083520739" text:style-name="Index_20_Link" text:visited-style-name="Index_20_Link">Developing a culture of experimentation on your team<text:tab/>29</text:a></text:p>
          <text:p text:style-name="P96"><text:a xlink:type="simple" xlink:href="#__RefHeading___Toc8130_4083520739" text:style-name="Index_20_Link" text:visited-style-name="Index_20_Link">Catherine Louis<text:tab/><text:tab/></text:a></text:p>
          <text:p text:style-name="P95"><text:a xlink:type="simple" xlink:href="#__RefHeading___Toc598_3129283096" text:style-name="Index_20_Link" text:visited-style-name="Index_20_Link">Part 2 Organizational Design &amp; Culture Building<text:tab/><text:tab/></text:a></text:p>
          <text:p text:style-name="P94"><text:a xlink:type="simple" xlink:href="#__RefHeading___Toc5637_4083520739" text:style-name="Index_20_Link" text:visited-style-name="Index_20_Link">Chapter title<text:tab/>36</text:a></text:p>
          <text:p text:style-name="P96"><text:a xlink:type="simple" xlink:href="#__RefHeading___Toc8132_4083520739" text:style-name="Index_20_Link" text:visited-style-name="Index_20_Link">Author McLastName<text:tab/><text:tab/></text:a></text:p>
          <text:p text:style-name="P94"><text:a xlink:type="simple" xlink:href="#__RefHeading___Toc5639_4083520739" text:style-name="Index_20_Link" text:visited-style-name="Index_20_Link">Chapter title<text:tab/>39</text:a></text:p>
          <text:p text:style-name="P96"><text:a xlink:type="simple" xlink:href="#__RefHeading___Toc8134_4083520739" text:style-name="Index_20_Link" text:visited-style-name="Index_20_Link">Author McLastName<text:tab/><text:tab/></text:a></text:p>
          <text:p text:style-name="P94"><text:a xlink:type="simple" xlink:href="#__RefHeading___Toc5641_4083520739" text:style-name="Index_20_Link" text:visited-style-name="Index_20_Link">Chapter title<text:tab/>42</text:a></text:p>
          <text:p text:style-name="P96"><text:a xlink:type="simple" xlink:href="#__RefHeading___Toc8136_4083520739" text:style-name="Index_20_Link" text:visited-style-name="Index_20_Link">Author McLastName<text:tab/><text:tab/></text:a></text:p>
          <text:p text:style-name="P95"><text:a xlink:type="simple" xlink:href="#__RefHeading___Toc602_3129283096" text:style-name="Index_20_Link" text:visited-style-name="Index_20_Link">Part 3 Motivation &amp; Engagement<text:tab/><text:tab/></text:a></text:p>
          <text:p text:style-name="P94"><text:a xlink:type="simple" xlink:href="#__RefHeading___Toc5643_4083520739" text:style-name="Index_20_Link" text:visited-style-name="Index_20_Link">Chapter title<text:tab/>47</text:a></text:p>
          <text:p text:style-name="P96"><text:soft-page-break/><text:a xlink:type="simple" xlink:href="#__RefHeading___Toc8138_4083520739" text:style-name="Index_20_Link" text:visited-style-name="Index_20_Link">Author McLastName<text:tab/><text:tab/></text:a></text:p>
          <text:p text:style-name="P94"><text:a xlink:type="simple" xlink:href="#__RefHeading___Toc1147_11704403" text:style-name="Index_20_Link" text:visited-style-name="Index_20_Link">When empowering employee decision-making, intent is everything<text:tab/>50</text:a></text:p>
          <text:p text:style-name="P96"><text:a xlink:type="simple" xlink:href="#__RefHeading___Toc8138_40835207393" text:style-name="Index_20_Link" text:visited-style-name="Index_20_Link">Ron McFarland<text:tab/><text:tab/></text:a></text:p>
          <text:p text:style-name="P94"><text:a xlink:type="simple" xlink:href="#__RefHeading___Toc5645_4083520739" text:style-name="Index_20_Link" text:visited-style-name="Index_20_Link">The Tao of project management<text:tab/>55</text:a></text:p>
          <text:p text:style-name="P96"><text:a xlink:type="simple" xlink:href="#__RefHeading___Toc8140_4083520739" text:style-name="Index_20_Link" text:visited-style-name="Index_20_Link">Allison Matlack<text:tab/><text:tab/></text:a></text:p>
          <text:p text:style-name="P94"><text:a xlink:type="simple" xlink:href="#__RefHeading___Toc1149_11704403" text:style-name="Index_20_Link" text:visited-style-name="Index_20_Link">Chapter title<text:tab/>63</text:a></text:p>
          <text:p text:style-name="P96"><text:a xlink:type="simple" xlink:href="#__RefHeading___Toc8138_40835207391" text:style-name="Index_20_Link" text:visited-style-name="Index_20_Link">Author McLastName<text:tab/><text:tab/></text:a></text:p>
          <text:p text:style-name="P94"><text:a xlink:type="simple" xlink:href="#__RefHeading___Toc1151_11704403" text:style-name="Index_20_Link" text:visited-style-name="Index_20_Link">Chapter title<text:tab/>66</text:a></text:p>
          <text:p text:style-name="P96"><text:a xlink:type="simple" xlink:href="#__RefHeading___Toc8138_40835207392" text:style-name="Index_20_Link" text:visited-style-name="Index_20_Link">Author McLastName<text:tab/><text:tab/></text:a></text:p>
          <text:p text:style-name="P95"><text:a xlink:type="simple" xlink:href="#__RefHeading___Toc5647_4083520739" text:style-name="Index_20_Link" text:visited-style-name="Index_20_Link">Appendix A The Open Organization Definition<text:tab/><text:tab/></text:a></text:p>
          <text:p text:style-name="P95"><text:a xlink:type="simple" xlink:href="#__RefHeading___Toc842_1232125672" text:style-name="Index_20_Link" text:visited-style-name="Index_20_Link">Learn More<text:tab/><text:tab/></text:a></text:p>
          <text:p text:style-name="P94"><text:a xlink:type="simple" xlink:href="#__RefHeading___Toc2382_190016556" text:style-name="Index_20_Link" text:visited-style-name="Index_20_Link">Additional resources<text:tab/>74</text:a></text:p>
          <text:p text:style-name="P94"><text:a xlink:type="simple" xlink:href="#__RefHeading___Toc2384_190016556" text:style-name="Index_20_Link" text:visited-style-name="Index_20_Link">Get involved<text:tab/>75</text:a></text:p>
        </text:index-body>
      </text:table-of-content>
      <text:p text:style-name="P46"/>
      <text:h text:style-name="P75" text:outline-level="2"/>
      <text:h text:style-name="P77" text:outline-level="2"><text:bookmark-start text:name="__RefHeading___Toc8024_4083520739"/><text:span text:style-name="T24">Preface</text:span> <text:span text:style-name="T22">to the second edition</text:span><text:bookmark-end text:name="__RefHeading___Toc8024_4083520739"/></text:h>
      <text:p text:style-name="P21"><text:bookmark-start text:name="__RefHeading___Toc394_21209807165"/>Bryan Behrenshausen<text:bookmark-end text:name="__RefHeading___Toc394_21209807165"/></text:p>
      <text:p text:style-name="P3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9">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3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39">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1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7" text:outline-level="2"><text:bookmark-start text:name="__RefHeading___Toc8026_4083520739"/><text:span text:style-name="T24">Preface</text:span> <text:span text:style-name="T22">to the first edition</text:span><text:bookmark-end text:name="__RefHeading___Toc8026_4083520739"/></text:h>
      <text:p text:style-name="P21"><text:bookmark-start text:name="__RefHeading___Toc394_21209807163"/>Bryan Behrenshausen<text:bookmark-end text:name="__RefHeading___Toc394_21209807163"/></text:p>
      <text:p text:style-name="P31"><text:span text:style-name="T27">As </text:span>the nature of <text:span text:style-name="T28">organization</text:span> changes, so does the nature of leadership.</text:p>
      <text:p text:style-name="P56">As post-industrial <text:span text:style-name="T29">conditions</text:span> expose the limits of command-and-control structures, organizing by way of fiat or decree becomes ineffective. As communication technologies become simultaneously more ubiquitous and more accessible, maintaining control through obfuscation becomes untenable. As traditional organization boundaries bleed and blur, comfortable certainties about precisely who is leading and who is <text:span text:style-name="T29">led</text:span> melt away.</text:p>
      <text:p text:style-name="P56">And yet the need for effective leaders has not abated. But what does leadership look like in the age of the networked organization?</text:p>
      <text:p text:style-name="P56">"The skills required to lead a company that relies heavily on the principles of open innovation are vastly different from those needed to run a business based on the hierarchical structure of conventional organization," writes Jim Whitehurst in his 2015 book, <text:span text:style-name="T14">The Open Organization</text:span>. "Changing the way you might be used to leading will be painful, but it will also be critical for every twenty-first century leader to understand and embrace."</text:p>
      <text:p text:style-name="P55">This is a book about both the pains and the promises of new leadership models. <text:span text:style-name="T28">Part 1, "New Attitudes," explores ways that leaders have begun adapting their thinking—the ways they've let open principles seep into their definitions of leader</text:span><text:soft-page-break/><text:span text:style-name="T28">ship and guide their missions. Part 2, "New Habits," showcases behaviors open leaders have adopted in pursuit of those missions.</text:span></text:p>
      <text:p text:style-name="P55">As leaders everywhere search for methods that leverage the power of transparency, meritocracy, <text:span text:style-name="T25">inclusivity,</text:span> sharing, and collaboration when coordinating a next-generation workforce, they're experimenting with new ideas and new practices. It all looks more like invention than discovery. <text:span text:style-name="T26">But this book contains</text:span> narratives <text:span text:style-name="T26">detailing </text:span>the results of those experiments. Think of them as potential instructions for <text:span text:style-name="T27">building</text:span> the workplace of the future.</text:p>
      <text:p text:style-name="P1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6" text:outline-level="2"><text:bookmark-start text:name="__RefHeading___Toc164_2120980716"/>Introduction <text:span text:style-name="T22">to the second edition</text:span><text:bookmark-end text:name="__RefHeading___Toc164_2120980716"/></text:h>
      <text:p text:style-name="P19"><text:bookmark-start text:name="__RefHeading___Toc394_2120980716"/>Jen Kelchner<text:bookmark-end text:name="__RefHeading___Toc394_2120980716"/></text:p>
      <text:p text:style-name="P2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8">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38"><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38">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8" text:outline-level="2"><text:bookmark-start text:name="__RefHeading___Toc8028_4083520739"/>Introduction <text:span text:style-name="T22">to the first edition</text:span><text:bookmark-end text:name="__RefHeading___Toc8028_4083520739"/></text:h>
      <text:p text:style-name="P20"><text:bookmark-start text:name="__RefHeading___Toc394_21209807161"/>Dr. Philip A. Foster<text:bookmark-end text:name="__RefHeading___Toc394_21209807161"/></text:p>
      <text:p text:style-name="P29"><text:span text:style-name="T22">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53">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53">However, in the late 20<text:span text:style-name="T23">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3">st</text:span> century leader leading the 21<text:span text:style-name="T23">st</text:span> century <text:soft-page-break/>organization began to understand empowerment, collaboration, accountability, and clear communication were the essence of a new kind of power. These new leaders began <text:span text:style-name="T14">sharing</text:span> that power—and they implicitly trusted their followers.</text:p>
      <text:p text:style-name="P53">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3">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53">So leaders are becoming open, too.</text:p>
      <text:h text:style-name="P84" text:outline-level="3">Control</text:h>
      <text:p text:style-name="P53">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4">telling people what to do</text:span> to <text:span text:style-name="T14">showing them what to do</text:span> and <text:span text:style-name="T14">coaching them along the way</text:span>. Open leaders quickly discover that leadership is not about the power we exert to influence progress, but the power and confidence we <text:span text:style-name="T14">distribute</text:span> among the members of the organization. The 21<text:span text:style-name="T23">st</text:span> century leader is focused on community and the edification of others. In the end, the open leader is not focused on self but is selfless.</text:p>
      <text:h text:style-name="P84" text:outline-level="3"><text:soft-page-break/>Communication</text:h>
      <text:p text:style-name="P53">The 20<text:span text:style-name="T23">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84" text:outline-level="3">Trust</text:h>
      <text:p text:style-name="P53">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84" text:outline-level="3">Autonomy</text:h>
      <text:p text:style-name="P53">Where the powerful command-and-control 20<text:span text:style-name="T23">th</text:span> century leader is focused on some <text:span text:style-name="T14">position</text:span> of power, an open leader is more interested in the actual <text:span text:style-name="T14">role</text:span> an individual plays within the organization. When a leader is focused on an <text:span text:style-name="T14">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4">head</text:span> of the team. This does not mean the leader abdicates a position of authority, but rather understates it in an effort to share power and empower individuals through autonomy to create results.</text:p>
      <text:h text:style-name="P84" text:outline-level="3">Empowerment</text:h>
      <text:p text:style-name="P53">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53">We should all strive for the openness the 21<text:span text:style-name="T23">st</text:span> century leader requires. This requires self-examination, curiosity—and, above all, it's ongoing process of change. Through new attitudes and habits, we move toward the discovery of what an open leader really <text:span text:style-name="T14">is </text:span>and <text:span text:style-name="T14">does,</text:span> and hopefully we begin to take on those ideals as we adapt our leadership styles to the 21<text:span text:style-name="T23">st</text:span> century.</text:p>
      <text:p text:style-name="P53"><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54">September 2016</text:p>
      <text:p text:style-name="P14">Dr. Philip A. Foster is the author of <text:span text:style-name="T2">The Open Organization: A New Era of Leadership and Organizational Development</text:span>. He is a business consultant, international speaker, and the host of Maximum Change TV.</text:p>
      <text:h text:style-name="P71" text:outline-level="1"/>
      <text:h text:style-name="P72" text:outline-level="1"><text:bookmark-start text:name="__RefHeading___Toc2114_518888843"/>Part 1<text:line-break/><text:span text:style-name="T21">Planning &amp; Goal Setting</text:span><text:bookmark-end text:name="__RefHeading___Toc2114_518888843"/></text:h>
      <text:p text:style-name="P65"/>
      <text:h text:style-name="P79" text:outline-level="2"><text:bookmark-start text:name="__RefHeading___Toc1454_1500227796"/>Chapter title<text:bookmark-end text:name="__RefHeading___Toc1454_1500227796"/></text:h>
      <text:p text:style-name="Byline"><text:bookmark-start text:name="__RefHeading___Toc8128_4083520739"/>Author McLastName<text:bookmark-end text:name="__RefHeading___Toc8128_4083520739"/></text:p>
      <text:p text:style-name="P2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Heading_20_3" text:outline-level="3">Suspendisse potenti</text:h>
      <text:p text:style-name="P4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Heading_20_3" text:outline-level="3">Suspendisse potenti</text:h>
      <text:p text:style-name="P4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9"><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9" text:outline-level="2"><text:bookmark-start text:name="__RefHeading___Toc5635_4083520739"/>Developing a culture of experimentation on your team<text:bookmark-end text:name="__RefHeading___Toc5635_4083520739"/></text:h>
      <text:p text:style-name="P18"><text:bookmark-start text:name="__RefHeading___Toc8130_4083520739"/>Catherine Louis<text:bookmark-end text:name="__RefHeading___Toc8130_4083520739"/></text:p>
      <text:p text:style-name="P25">Most companies support the idea of incorporating innovation into their business strategies, as it can help increase market share and generate additional profits through new products or service offerings.</text:p>
      <text:p text:style-name="P42">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42">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42"><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42">When I visit companies and hear leaders say things like the following, I quietly take them around back for coaching:</text:p>
      <text:list xml:id="list650189082" text:style-name="L1">
        <text:list-item>
          <text:p text:style-name="P67"><text:span text:style-name="T30">"</text:span>Your demo failed." (This is usually accompanied by a scolding face.)</text:p>
        </text:list-item>
        <text:list-item>
          <text:p text:style-name="P67">"You need to run everything by me before conducting a test with the customer." Screeching brakes are heard as innovation comes grinding to a halt.</text:p>
        </text:list-item>
        <text:list-item>
          <text:p text:style-name="P67">"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67">"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912442514" text:style-name="L2">
        <text:list-item>
          <text:p text:style-name="P68">"What is the customer's problem? Have you observed this?"</text:p>
        </text:list-item>
        <text:list-item>
          <text:p text:style-name="P68">"What is your hypothesis?"</text:p>
        </text:list-item>
        <text:list-item>
          <text:p text:style-name="P68"><text:soft-page-break/>"What are your critical assumptions that must be true for your idea to work?"</text:p>
        </text:list-item>
        <text:list-item>
          <text:p text:style-name="P68">"Do you need help designing an experiment to test if your hypothesis is true or false?"</text:p>
        </text:list-item>
        <text:list-item>
          <text:p text:style-name="P68">"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30">nine</text:span> pointers to help get you start experimenting as a team:</text:p>
      <text:list xml:id="list1910947952" text:style-name="L3">
        <text:list-item>
          <text:p text:style-name="P69">Don't jump into the solution space. First, define your problem. State it as a hypothesis.</text:p>
        </text:list-item>
        <text:list-item>
          <text:p text:style-name="P69">List all of your assumptions.</text:p>
        </text:list-item>
        <text:list-item>
          <text:p text:style-name="P69">On a 2x2 matrix, rank each assumption in terms of uncertainty versus risk. Identify the highest-risk, most uncertain assumptions before moving on to step 4.</text:p>
        </text:list-item>
        <text:list-item>
          <text:p text:style-name="P69">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69"><text:soft-page-break/>Gather the data and record everything: The data you collect and record will guide you further.</text:p>
        </text:list-item>
        <text:list-item>
          <text:p text:style-name="P69">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69">Share the results with the rest of the organization—especially the failed experiments.</text:p>
        </text:list-item>
        <text:list-item>
          <text:p text:style-name="P69">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69">Rinse and repeat!</text:p>
        </text:list-item>
      </text:list>
      <text:p text:style-name="P40">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42">Dollar Shave Club's hypothesis was that men don't need fancy razors with lots of fancy features, nor do they want to spend time shopping for them. Their experiment involved creat<text:soft-page-break/>ing a <text:span text:style-name="T30">one</text:span>-minute video<text:note text:id="ftn5" text:note-class="footnote"><text:note-citation>5</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6" text:note-class="footnote"><text:note-citation>6</text:note-citation><text:note-body><text:p text:style-name="Footnote">https://www.inc.com/magazine/201707/lindsay-blakely/how-i-did-it-michael-dubin-dollar-shave-club.html</text:p></text:note-body></text:note></text:p>
      <text:p text:style-name="P13">Catherine Louis is a Certified Scrum Trainer, independent Agile coach, founder of CLL-Group.com, PoDojo.com, and founding member of Tech Ladies®.</text:p>
      <text:h text:style-name="P72" text:outline-level="1"><text:bookmark-start text:name="__RefHeading___Toc598_3129283096"/>Part 2<text:line-break/>Organizational Design <text:span text:style-name="T21">&amp;<text:line-break/></text:span>Culture Building<text:bookmark-end text:name="__RefHeading___Toc598_3129283096"/></text:h>
      <text:p text:style-name="P65"/>
      <text:h text:style-name="P79" text:outline-level="2"><text:bookmark-start text:name="__RefHeading___Toc5637_4083520739"/>Chapter title<text:bookmark-end text:name="__RefHeading___Toc5637_4083520739"/></text:h>
      <text:p text:style-name="P18"><text:bookmark-start text:name="__RefHeading___Toc8132_4083520739"/>Author McLastName<text:bookmark-end text:name="__RefHeading___Toc8132_4083520739"/></text:p>
      <text:p text:style-name="P2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5" text:outline-level="3">Suspendisse potenti</text:h>
      <text:p text:style-name="P4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5" text:outline-level="3">Suspendisse potenti</text:h>
      <text:p text:style-name="P4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9" text:outline-level="2"><text:bookmark-start text:name="__RefHeading___Toc5639_4083520739"/>Chapter title<text:bookmark-end text:name="__RefHeading___Toc5639_4083520739"/></text:h>
      <text:p text:style-name="P18"><text:bookmark-start text:name="__RefHeading___Toc8134_4083520739"/>Author McLastName<text:bookmark-end text:name="__RefHeading___Toc8134_4083520739"/></text:p>
      <text:p text:style-name="P2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5" text:outline-level="3">Suspendisse potenti</text:h>
      <text:p text:style-name="P4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5" text:outline-level="3">Suspendisse potenti</text:h>
      <text:p text:style-name="P4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9" text:outline-level="2"><text:bookmark-start text:name="__RefHeading___Toc5641_4083520739"/>Chapter title<text:bookmark-end text:name="__RefHeading___Toc5641_4083520739"/></text:h>
      <text:p text:style-name="P18"><text:bookmark-start text:name="__RefHeading___Toc8136_4083520739"/>Author McLastName<text:bookmark-end text:name="__RefHeading___Toc8136_4083520739"/></text:p>
      <text:p text:style-name="P2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5" text:outline-level="3">Suspendisse potenti</text:h>
      <text:p text:style-name="P4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5" text:outline-level="3">Suspendisse potenti</text:h>
      <text:p text:style-name="P4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2" text:outline-level="1"><text:bookmark-start text:name="__RefHeading___Toc602_3129283096"/>Part 3<text:line-break/>Motivation <text:span text:style-name="T21">&amp;</text:span> Engagement<text:bookmark-end text:name="__RefHeading___Toc602_3129283096"/></text:h>
      <text:p text:style-name="P65"/>
      <text:h text:style-name="P79" text:outline-level="2"><text:bookmark-start text:name="__RefHeading___Toc5643_4083520739"/>Chapter title<text:bookmark-end text:name="__RefHeading___Toc5643_4083520739"/></text:h>
      <text:p text:style-name="P18"><text:bookmark-start text:name="__RefHeading___Toc8138_4083520739"/>Author McLastName<text:bookmark-end text:name="__RefHeading___Toc8138_4083520739"/></text:p>
      <text:p text:style-name="P2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5" text:outline-level="3">Suspendisse potenti</text:h>
      <text:p text:style-name="P4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5" text:outline-level="3">Suspendisse potenti</text:h>
      <text:p text:style-name="P4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1" text:outline-level="2"><text:bookmark-start text:name="__RefHeading___Toc1147_11704403"/>When empowering employee decision-making, intent is everything<text:bookmark-end text:name="__RefHeading___Toc1147_11704403"/></text:h>
      <text:p text:style-name="P23"><text:bookmark-start text:name="__RefHeading___Toc8138_40835207393"/>Ron McFarland<text:bookmark-end text:name="__RefHeading___Toc8138_40835207393"/></text:p>
      <text:p text:style-name="P27">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59">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59">As Jim Whitehurst says in <text:span text:style-name="T14">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59">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44">It's also shown me one source of this problem—as well as a few paths to fixing it.</text:p>
      <text:h text:style-name="P86" text:outline-level="3">In need of meritocracy</text:h>
      <text:p text:style-name="P60">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60">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86" text:outline-level="3"><text:soft-page-break/>Peer projects can begin at parties</text:h>
      <text:p text:style-name="P60">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60">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60">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60">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60">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60">Whether you're putting together peers at a formal business meeting, at an official boss's welcome party, or in a bar, I can't stress enough the importance of balancing the four criteria Whitehurst explains in <text:span text:style-name="T14">The Open Organization</text:span>:</text:p>
      <text:list xml:id="list3568531418" text:style-name="L4">
        <text:list-item>
          <text:p text:style-name="P70">Encouraging members to speak freely and honestly</text:p>
        </text:list-item>
        <text:list-item>
          <text:p text:style-name="P70">Encouraging members be courageous enough to be different</text:p>
        </text:list-item>
        <text:list-item>
          <text:p text:style-name="P70">Selecting members committed to achievement</text:p>
        </text:list-item>
        <text:list-item>
          <text:p text:style-name="P70">Selecting members with the willingness to be accountable for whatever is decided</text:p>
        </text:list-item>
      </text:list>
      <text:p text:style-name="P60">This is how to catalyze front-line engagement—by staying involved in decision-making, not by skirting it.</text:p>
      <text:p text:style-name="P12"><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79" text:outline-level="2"><text:bookmark-start text:name="__RefHeading___Toc5645_4083520739"/>The Tao of project management<text:bookmark-end text:name="__RefHeading___Toc5645_4083520739"/></text:h>
      <text:p text:style-name="P18"><text:bookmark-start text:name="__RefHeading___Toc8140_4083520739"/>Allison Matlack<text:bookmark-end text:name="__RefHeading___Toc8140_4083520739"/></text:p>
      <text:p text:style-name="First_20_Paragraph">The Tao Te Ching<text:note text:id="ftn7" text:note-class="footnote"><text:note-citation>7</text:note-citation><text:note-body><text:p text:style-name="P6">http://acc6.its.brooklyn.cuny.edu/%7Ephalsall/texts/taote-v3.html</text:p></text:note-body></text:note>, believed to have been written<text:note text:id="ftn8" text:note-class="footnote"><text:note-citation>8</text:note-citation><text:note-body><text:p text:style-name="P6">https://en.wikipedia.org/wiki/Tao_Te_Ching</text:p></text:note-body></text:note> by the sage Lao Tzu<text:note text:id="ftn9" text:note-class="footnote"><text:note-citation>9</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57">This text is what immediately comes to my mind when thinking about project management in open organizations.</text:p>
      <text:p text:style-name="P43">That might sound strange. But to understand where I'm coming from, you should start by reading <text:span text:style-name="T13">The Open Organization: Igniting Passion and Performanc</text:span><text:span text:style-name="T15">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58"><text:soft-page-break/>This concept—that employees in open organizations are motivated by passion, purpose, and engagement—plays directly into where I think project managers should focus.</text:p>
      <text:p text:style-name="P43">And to explain, I'll return to the <text:span text:style-name="T13">Tao Te Ching</text:span>.</text:p>
      <text:h text:style-name="Heading_20_3" text:outline-level="3">Don't let your job title define you</text:h>
      <text:p text:style-name="P62">The tao that can be told<text:line-break/>is not the eternal Tao<text:line-break/>The name that can be named<text:line-break/>is not the eternal Name.</text:p>
      <text:p text:style-name="P62">The unnameable is the eternally real.<text:line-break/>Naming is the origin<text:line-break/>of all particular things.<text:note text:id="ftn10" text:note-class="footnote"><text:note-citation>10</text:note-citation><text:note-body><text:p text:style-name="P6">http://acc6.its.brooklyn.cuny.edu/%7Ephalsall/texts/taote-v3.html#1</text:p></text:note-body></text:note></text:p>
      <text:p text:style-name="P58">What exactly is <text:span text:style-name="Emphasis">project management</text:span>? And what does a project manager <text:span text:style-name="T13">do</text:span>?</text:p>
      <text:p text:style-name="P58">As you might expect, part of being a project manager is <text:span text:style-name="T13">managing projects</text:span>: gathering requirements, managing stakeholder communication, setting priority, scheduling tasks, helping the team resolve blockers. Many institutions<text:note text:id="ftn11" text:note-class="footnote"><text:note-citation>11</text:note-citation><text:note-body><text:p text:style-name="P6">http://www.pmi.org/certification/project-management-professional-pmp.aspx</text:p></text:note-body></text:note> can teach you how to manage projects very well, and these are good skills to have.</text:p>
      <text:p text:style-name="P43">However, <text:span text:style-name="T13">literally</text:span> managing projects is only part of what project managers in open organizations do. These organizations require something more: <text:span text:style-name="T13">Courage</text:span>. If you're good at managing projects (or if you're good at any job, really), then you can start to feel safe in your routine. That's when you know you need to find the courage to take a risk.</text:p>
      <text:p text:style-name="P58"><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43">The opening passage of the <text:span text:style-name="T13">Tao Te Ching</text:span> (which I cited above) suggests that words, labels, and names are limiting. That includes job titles. In open organizations, project managers don't just perform the rote tasks required to manage projects. They help teams <text:span text:style-name="T13">accomplish the organization's mission</text:span>, however defined.</text:p>
      <text:h text:style-name="P85" text:outline-level="3">Connect the right people</text:h>
      <text:p text:style-name="P62">We join spokes together in a wheel,<text:line-break/>but it is the center hole<text:line-break/>that makes the wagon move.<text:note text:id="ftn12" text:note-class="footnote"><text:note-citation>12</text:note-citation><text:note-body><text:p text:style-name="P6">http://acc6.its.brooklyn.cuny.edu/%7Ephalsall/texts/taote-v3.html#11</text:p></text:note-body></text:note></text:p>
      <text:p text:style-name="P58">One of the most difficult lessons I had to learn as I transitioned into project management was that not having all the answers was perfectly acceptable, even expected. That was new for me. I <text:span text:style-name="T13">like</text:span> having all the answers. But as a project manager, my role is more about <text:span text:style-name="T13">connecting</text:span> people—so the ones who <text:span text:style-name="T13">do</text:span> have the answers can collaborate efficiently.</text:p>
      <text:p text:style-name="P58">This does not mean dodging responsibility or ownership. This means being comfortable saying, "I don't know, but I will find out for you," and closing that loop as quickly as possible.</text:p>
      <text:p text:style-name="P43">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62">When the Master governs, the people<text:line-break/>are hardly aware that he exists.<text:line-break/>Next best is a leader who is loved.<text:line-break/>Next, one who is feared.<text:line-break/>The worst is one who is despised.</text:p>
      <text:p text:style-name="P62">If you don't trust the people,<text:line-break/>you make them untrustworthy.</text:p>
      <text:p text:style-name="P62">The Master doesn't talk, he acts.<text:line-break/>When his work is done,<text:line-break/>the people say, "Amazing:<text:line-break/>we did it, all by ourselves!"<text:note text:id="ftn13" text:note-class="footnote"><text:note-citation>13</text:note-citation><text:note-body><text:p text:style-name="P6">http://acc6.its.brooklyn.cuny.edu/%7Ephalsall/texts/taote-v3.html#17</text:p></text:note-body></text:note></text:p>
      <text:p text:style-name="P58">Rebecca Fernandez<text:note text:id="ftn14" text:note-class="footnote"><text:note-citation>14</text:note-citation><text:note-body><text:p text:style-name="P6">https://opensource.com/users/rebecca</text:p></text:note-body></text:note> once told me that what differentiates leaders in open organizations is not the trust people have <text:span text:style-name="T13">in them</text:span>, but the trust <text:span text:style-name="T13">they have</text:span> in other people.</text:p>
      <text:p text:style-name="P58">Open organizations do a great job hiring smart people who are passionate about what their companies are doing. In order for them to do their best work, we have to give them what they need and then get out of their way.</text:p>
      <text:p text:style-name="P43">Here, I think the above passage from the <text:span text:style-name="T13">Tao Te Ching</text:span> speaks for itself.</text:p>
      <text:h text:style-name="P87" text:outline-level="3"><text:soft-page-break/>Be effortless</text:h>
      <text:p text:style-name="P62">The Master does nothing<text:line-break/>yet he leaves nothing undone.<text:line-break/>The ordinary man is always doing things,<text:line-break/>yet many more are left to be done.<text:note text:id="ftn15" text:note-class="footnote"><text:note-citation>15</text:note-citation><text:note-body><text:p text:style-name="P6">http://acc6.its.brooklyn.cuny.edu/%7Ephalsall/texts/taote-v3.html#38</text:p></text:note-body></text:note></text:p>
      <text:p text:style-name="P58">Do you know the type of person who is always extremely busy? The one who seems frazzled and stressed with too many things to do?</text:p>
      <text:p text:style-name="P58">Don't be that person.</text:p>
      <text:p text:style-name="P58">I know that's easier said than done. The thing that most helps me keep from being that person is remembering that we are all extremely busy. I don't have a single co-worker who is bored.</text:p>
      <text:p text:style-name="P58">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58">Be <text:span text:style-name="T13">that</text:span> person.</text:p>
      <text:p text:style-name="P43">What this passage of the <text:span text:style-name="T13">Tao Te Ching</text:span> says to me is that the person who's always talking about what she or he is doing has <text:span text:style-name="T13">no time to actually do those things</text:span>. If you can make your job seem effortless to those around you, then you're doing your job right.</text:p>
      <text:h text:style-name="Heading_20_3" text:outline-level="3"><text:soft-page-break/>Be a culture coach</text:h>
      <text:p text:style-name="P62">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16" text:note-class="footnote"><text:note-citation>16</text:note-citation><text:note-body><text:p text:style-name="P6">http://acc6.its.brooklyn.cuny.edu/%7Ephalsall/texts/taote-v3.html#41</text:p></text:note-body></text:note></text:p>
      <text:p text:style-name="P58">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17" text:note-class="footnote"><text:note-citation>17</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58">So I did.</text:p>
      <text:p text:style-name="P58">And here's what I found: Things are <text:span text:style-name="T13">exactly</text:span> as they seem.</text:p>
      <text:p text:style-name="P58">In open organizations, culture <text:span text:style-name="T13">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58"><text:soft-page-break/>As a project manager, you might think that your job has nothing to do with cultivating your company's culture on your team. However, it's your job to embody it.</text:p>
      <text:h text:style-name="Heading_20_3" text:outline-level="3">Kaizen</text:h>
      <text:p text:style-name="P62">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18" text:note-class="footnote"><text:note-citation>18</text:note-citation><text:note-body><text:p text:style-name="P6">http://acc6.its.brooklyn.cuny.edu/%7Ephalsall/texts/taote-v3.html#48</text:p></text:note-body></text:note></text:p>
      <text:p text:style-name="P58">The general field of project management is too focused on the latest and greatest tools. But the answer to the question of which tool you should use is always the same: "the simplest."</text:p>
      <text:p text:style-name="P58">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3">problem(s)</text:span> you're using those tools to solve.</text:p>
      <text:p text:style-name="P58">My favorite part of being a project manager in an Agile world is having the freedom to throw out what doesn't work. This is related to the concept of kaizen<text:note text:id="ftn19" text:note-class="footnote"><text:note-citation>19</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58">The best processes arise organically. As a project manager, you can help your team by supporting them and not trying to force them into anything.</text:p>
      <text:h text:style-name="P87" text:outline-level="3">Practice</text:h>
      <text:p text:style-name="P62">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20" text:note-class="footnote"><text:note-citation>20</text:note-citation><text:note-body><text:p text:style-name="P7">http://acc6.its.brooklyn.cuny.edu/%7Ephalsall/texts/taote-v3.html#67</text:p></text:note-body></text:note></text:p>
      <text:p text:style-name="P58">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58">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0">Allison Matlack is a project manager leading case management teams at Red Hat. Previously, she was the content editor/manager for the Red Hat Customer Portal for more than three years.</text:p>
      <text:h text:style-name="P80" text:outline-level="2"><text:bookmark-start text:name="__RefHeading___Toc1149_11704403"/>Chapter title<text:bookmark-end text:name="__RefHeading___Toc1149_11704403"/></text:h>
      <text:p text:style-name="P22"><text:bookmark-start text:name="__RefHeading___Toc8138_40835207391"/>Author McLastName<text:bookmark-end text:name="__RefHeading___Toc8138_40835207391"/></text:p>
      <text:p text:style-name="P2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7" text:outline-level="3">Suspendisse potenti</text:h>
      <text:p text:style-name="P43">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7" text:outline-level="3">Suspendisse potenti</text:h>
      <text:p text:style-name="P43">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0" text:outline-level="2"><text:bookmark-start text:name="__RefHeading___Toc1151_11704403"/>Chapter title<text:bookmark-end text:name="__RefHeading___Toc1151_11704403"/></text:h>
      <text:p text:style-name="P22"><text:bookmark-start text:name="__RefHeading___Toc8138_40835207392"/>Author McLastName<text:bookmark-end text:name="__RefHeading___Toc8138_40835207392"/></text:p>
      <text:p text:style-name="P2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7" text:outline-level="3">Suspendisse potenti</text:h>
      <text:p text:style-name="P43">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7" text:outline-level="3">Suspendisse potenti</text:h>
      <text:p text:style-name="P43">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1" text:outline-level="1"/>
      <text:h text:style-name="P73" text:outline-level="1"><text:bookmark-start text:name="__RefHeading___Toc5647_4083520739"/>Appendix A<text:line-break/>The Open Organization Definition<text:bookmark-end text:name="__RefHeading___Toc5647_4083520739"/></text:h>
      <text:h text:style-name="P93" text:outline-level="3">Nam auctor neque</text:h>
      <text:p text:style-name="P40">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71" text:outline-level="1"><text:bookmark-start text:name="__RefHeading___Toc842_1232125672"/>Learn More<text:bookmark-end text:name="__RefHeading___Toc842_1232125672"/></text:h>
      <text:p text:style-name="P64"/>
      <text:h text:style-name="P82" text:outline-level="2"><text:bookmark-start text:name="__RefHeading___Toc2382_190016556"/>Additional <text:span text:style-name="T17">resources</text:span><text:bookmark-end text:name="__RefHeading___Toc2382_190016556"/></text:h>
      <text:h text:style-name="P88" text:outline-level="3">The book series</text:h>
      <text:p text:style-name="P47">Continue reading about the future of work, management, and leadership in the <text:span text:style-name="T14">Open Organization</text:span><text:span text:style-name="T2"> book series. Get started at opensource.com/open-organization/resources/book-series.</text:span></text:p>
      <text:h text:style-name="P88" text:outline-level="3">The newsletter</text:h>
      <text:p text:style-name="P48"><text:span text:style-name="T3">Get open organization stories sent directly to your inbox. Visit </text:span><text:span text:style-name="T5">opensource.com/open-organization/resources/newsletter</text:span><text:span text:style-name="T3"> to sign up.</text:span></text:p>
      <text:h text:style-name="P88" text:outline-level="3"><text:span text:style-name="T8">T</text:span><text:span text:style-name="T2">he discussion list</text:span></text:h>
      <text:p text:style-name="P49"><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89" text:outline-level="3"/>
      <text:h text:style-name="P83" text:outline-level="2"><text:bookmark-start text:name="__RefHeading___Toc2384_190016556"/>Get involved<text:bookmark-end text:name="__RefHeading___Toc2384_190016556"/></text:h>
      <text:h text:style-name="P90" text:outline-level="3">Share this book</text:h>
      <text:p text:style-name="P50">We've licensed this book with a Creative Commons license, so you're free to share a copy with anyone who might benefit from learning more about the ways open source values are changing organizations today. See the copyright statement for more detail.</text:p>
      <text:h text:style-name="P91" text:outline-level="3">Tell your story</text:h>
      <text:p text:style-name="P51">Every week, Opensource.com publishes stories about the ways open principles are changing the way we work, manage, and lead. <text:span text:style-name="T16">You can read them at opensource.com/open-organization. Do you have a story to tell? </text:span>Please consider submitting it to us at opensource.com/story.</text:p>
      <text:h text:style-name="P92" text:outline-level="3">Join the community</text:h>
      <text:p text:style-name="P52"><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1598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68</text:page-number></text:p>
      </style:footer>
    </style:master-page>
    <style:master-page style:name="Start_20_Page" style:display-name="Start Page" style:page-layout-name="Mpm2" style:next-style-name="Standard">
      <style:footer>
        <text:p text:style-name="Footer"><text:page-number text:select-page="current">7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75</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3.2$Linux_X86_64 LibreOffice_project/00$Build-2</meta:generator>
    <meta:editing-duration>P27DT5H15M16S</meta:editing-duration>
    <meta:editing-cycles>784</meta:editing-cycles>
    <dc:title>Open Organization Book</dc:title>
    <dc:date>2018-06-20T09:05:49.678598328</dc:date>
    <meta:document-statistic meta:table-count="0" meta:image-count="0" meta:object-count="0" meta:page-count="76" meta:paragraph-count="338" meta:word-count="10309" meta:character-count="67392" meta:non-whitespace-character-count="57424"/>
    <meta:template xlink:type="simple" xlink:actuate="onRequest" xlink:title="Open Organization Book" xlink:href="../../../../../.config/libreoffice/4/user/template/Open%20Organization%20Book.ott" meta:date="2017-03-02T13:55:41.957328267"/>
  </office:meta>
</office:document-meta>
</file>